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8b2" officeooo:paragraph-rsid="000da8b2"/>
    </style:style>
    <style:style style:name="P2" style:family="paragraph" style:parent-style-name="Standard">
      <style:text-properties officeooo:rsid="000da8b2" officeooo:paragraph-rsid="00120b60"/>
    </style:style>
    <style:style style:name="P3" style:family="paragraph" style:parent-style-name="Standard">
      <style:text-properties fo:font-size="18pt" fo:font-weight="bold" officeooo:rsid="000da8b2" officeooo:paragraph-rsid="000da8b2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ece12" officeooo:paragraph-rsid="000ece1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163fb" officeooo:paragraph-rsid="001163fb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loext:opacity="100%" fo:font-size="13pt" officeooo:rsid="000da8b2" officeooo:paragraph-rsid="000da8b2" fo:background-color="#fffffe" style:font-size-asian="13pt" style:font-size-complex="13pt"/>
    </style:style>
    <style:style style:name="P7" style:family="paragraph" style:parent-style-name="Standard">
      <style:text-properties fo:color="#000000" loext:opacity="100%" fo:font-size="13pt" officeooo:rsid="000da8b2" officeooo:paragraph-rsid="00181307" fo:background-color="#fffffe" style:font-size-asian="13pt" style:font-size-complex="13pt"/>
    </style:style>
    <style:style style:name="P8" style:family="paragraph" style:parent-style-name="Standard">
      <style:text-properties fo:color="#000000" loext:opacity="100%" fo:font-size="13pt" officeooo:rsid="000da8b2" officeooo:paragraph-rsid="001ba713" fo:background-color="#fffffe" style:font-size-asian="13pt" style:font-size-complex="13pt"/>
    </style:style>
    <style:style style:name="P9" style:family="paragraph" style:parent-style-name="Standard">
      <style:text-properties fo:color="#000000" loext:opacity="100%" fo:font-size="13pt" officeooo:rsid="000da8b2" officeooo:paragraph-rsid="001bcdad" fo:background-color="#fffffe" style:font-size-asian="13pt" style:font-size-complex="13pt"/>
    </style:style>
    <style:style style:name="P10" style:family="paragraph" style:parent-style-name="Standard">
      <style:text-properties fo:color="#000000" loext:opacity="100%" fo:font-size="13pt" officeooo:rsid="000da8b2" officeooo:paragraph-rsid="001d80e4" fo:background-color="#fffffe" style:font-size-asian="13pt" style:font-size-complex="13pt"/>
    </style:style>
    <style:style style:name="P11" style:family="paragraph" style:parent-style-name="Standard">
      <style:paragraph-properties style:line-height-at-least="0.381cm"/>
      <style:text-properties fo:color="#000000" loext:opacity="100%" fo:font-size="13pt" fo:background-color="#fffffe" style:font-size-asian="13pt" style:font-size-complex="13pt"/>
    </style:style>
    <style:style style:name="P12" style:family="paragraph" style:parent-style-name="Standard">
      <style:paragraph-properties style:line-height-at-least="0.381cm"/>
      <style:text-properties fo:color="#000000" loext:opacity="100%" fo:font-size="13pt" officeooo:paragraph-rsid="00181307" fo:background-color="#fffffe" style:font-size-asian="13pt" style:font-size-complex="13pt"/>
    </style:style>
    <style:style style:name="P13" style:family="paragraph" style:parent-style-name="Standard">
      <style:paragraph-properties style:line-height-at-least="0.381cm"/>
      <style:text-properties fo:color="#000000" loext:opacity="100%" fo:font-size="13pt" officeooo:paragraph-rsid="001ba713" fo:background-color="#fffffe" style:font-size-asian="13pt" style:font-size-complex="13pt"/>
    </style:style>
    <style:style style:name="P14" style:family="paragraph" style:parent-style-name="Standard">
      <style:paragraph-properties style:line-height-at-least="0.381cm"/>
      <style:text-properties fo:color="#000000" loext:opacity="100%" fo:font-size="13pt" officeooo:paragraph-rsid="001bcdad" fo:background-color="#fffffe" style:font-size-asian="13pt" style:font-size-complex="13pt"/>
    </style:style>
    <style:style style:name="P15" style:family="paragraph" style:parent-style-name="Standard">
      <style:paragraph-properties style:line-height-at-least="0.381cm"/>
      <style:text-properties fo:color="#000000" loext:opacity="100%" fo:font-size="13pt" officeooo:paragraph-rsid="001d80e4" fo:background-color="#fffffe" style:font-size-asian="13pt" style:font-size-complex="13pt"/>
    </style:style>
    <style:style style:name="P16" style:family="paragraph" style:parent-style-name="Standard">
      <style:text-properties fo:font-size="13pt" officeooo:rsid="001ba713" officeooo:paragraph-rsid="001ba713" style:font-size-asian="13pt" style:font-size-complex="13pt"/>
    </style:style>
    <style:style style:name="P17" style:family="paragraph" style:parent-style-name="Standard">
      <style:text-properties fo:font-size="13pt" fo:font-weight="bold" officeooo:rsid="001f9873" officeooo:paragraph-rsid="001f9873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5pt" fo:font-weight="normal" officeooo:rsid="001785dc" officeooo:paragraph-rsid="001785dc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font-weight="bold" officeooo:rsid="000da8b2" officeooo:paragraph-rsid="000da8b2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5pt" fo:font-weight="bold" officeooo:rsid="00175ea6" officeooo:paragraph-rsid="00175ea6" style:font-size-asian="15pt" style:font-weight-asian="bold" style:font-size-complex="15pt" style:font-weight-complex="bold"/>
    </style:style>
    <style:style style:name="P21" style:family="paragraph" style:parent-style-name="Standard">
      <style:text-properties officeooo:rsid="001785dc" officeooo:paragraph-rsid="001785dc"/>
    </style:style>
    <style:style style:name="P22" style:family="paragraph" style:parent-style-name="Standard">
      <style:text-properties officeooo:rsid="00181307" officeooo:paragraph-rsid="00181307"/>
    </style:style>
    <style:style style:name="P23" style:family="paragraph" style:parent-style-name="Standard">
      <style:text-properties officeooo:rsid="00181307" officeooo:paragraph-rsid="001bcdad"/>
    </style:style>
    <style:style style:name="P24" style:family="paragraph" style:parent-style-name="Standard">
      <style:text-properties officeooo:rsid="00181307" officeooo:paragraph-rsid="001d80e4"/>
    </style:style>
    <style:style style:name="P25" style:family="paragraph" style:parent-style-name="Standard">
      <style:text-properties fo:font-variant="normal" fo:text-transform="none" fo:color="#212121" loext:opacity="100%" style:font-name="Inter" fo:font-size="13pt" fo:letter-spacing="normal" fo:font-style="normal" fo:font-weight="normal" officeooo:rsid="000da8b2" officeooo:paragraph-rsid="000da8b2" style:font-size-asian="13pt" style:font-size-complex="13pt"/>
    </style:style>
    <style:style style:name="P26" style:family="paragraph" style:parent-style-name="Standard">
      <style:text-properties fo:font-variant="normal" fo:text-transform="none" fo:color="#212121" loext:opacity="100%" style:font-name="Inter" fo:font-size="13pt" fo:letter-spacing="normal" fo:font-style="normal" fo:font-weight="normal" officeooo:rsid="0025dede" officeooo:paragraph-rsid="0025dede" style:font-size-asian="13pt" style:font-size-complex="13pt"/>
    </style:style>
    <style:style style:name="P27" style:family="paragraph" style:parent-style-name="Standard">
      <style:text-properties fo:font-variant="normal" fo:text-transform="none" fo:color="#212121" loext:opacity="100%" style:font-name="Inter" fo:font-size="13pt" fo:letter-spacing="normal" fo:font-style="normal" fo:font-weight="normal" officeooo:rsid="001163fb" officeooo:paragraph-rsid="001163fb" style:font-size-asian="13pt" style:font-weight-asian="bold" style:font-size-complex="13pt" style:font-weight-complex="bold"/>
    </style:style>
    <style:style style:name="P28" style:family="paragraph" style:parent-style-name="Standard">
      <style:paragraph-properties style:line-height-at-least="0.381cm"/>
      <style:text-properties fo:color="#000000" loext:opacity="100%" style:font-name="IBMPlexMono," fo:font-size="13pt" fo:font-weight="normal" officeooo:rsid="00181307" officeooo:paragraph-rsid="00181307" fo:background-color="#fffffe" style:font-size-asian="13pt" style:font-size-complex="13pt"/>
    </style:style>
    <style:style style:name="P29" style:family="paragraph" style:parent-style-name="Standard">
      <style:paragraph-properties style:line-height-at-least="0.381cm"/>
      <style:text-properties fo:color="#000000" loext:opacity="100%" style:font-name="IBMPlexMono," fo:font-size="13pt" fo:font-weight="normal" officeooo:rsid="00181307" officeooo:paragraph-rsid="001d80e4" fo:background-color="#fffffe" style:font-size-asian="13pt" style:font-size-complex="13pt"/>
    </style:style>
    <style:style style:name="P30" style:family="paragraph" style:parent-style-name="Standard">
      <style:paragraph-properties style:line-height-at-least="0.381cm"/>
      <style:text-properties fo:color="#000000" loext:opacity="100%" style:font-name="IBMPlexMono," fo:font-size="13pt" fo:font-weight="normal" officeooo:paragraph-rsid="00181307" fo:background-color="#fffffe" style:font-size-asian="13pt" style:font-size-complex="13pt"/>
    </style:style>
    <style:style style:name="P31" style:family="paragraph" style:parent-style-name="Standard">
      <style:paragraph-properties style:line-height-at-least="0.381cm"/>
      <style:text-properties fo:color="#000000" loext:opacity="100%" style:font-name="IBMPlexMono," fo:font-size="13pt" fo:font-weight="normal" officeooo:paragraph-rsid="001d80e4" fo:background-color="#fffffe" style:font-size-asian="13pt" style:font-size-complex="13pt"/>
    </style:style>
    <style:style style:name="P32" style:family="paragraph" style:parent-style-name="Standard">
      <style:text-properties officeooo:rsid="00262fc9" officeooo:paragraph-rsid="00262fc9"/>
    </style:style>
    <style:style style:name="P33" style:family="paragraph" style:parent-style-name="Standard">
      <style:text-properties officeooo:rsid="000da8b2" officeooo:paragraph-rsid="00120b60"/>
    </style:style>
    <style:style style:name="T1" style:family="text">
      <style:text-properties fo:font-variant="normal" fo:text-transform="none" fo:color="#212121" loext:opacity="100%" style:font-name="Inter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212121" loext:opacity="100%" style:font-name="Inter" fo:font-size="13pt" fo:letter-spacing="normal" fo:font-style="normal" fo:font-weight="normal" officeooo:rsid="000fb011" style:font-size-asian="13pt" style:font-size-complex="13pt"/>
    </style:style>
    <style:style style:name="T3" style:family="text">
      <style:text-properties fo:font-variant="normal" fo:text-transform="none" fo:color="#212121" loext:opacity="100%" style:font-name="Inter" fo:font-size="13pt" fo:letter-spacing="normal" fo:font-style="normal" fo:font-weight="normal" officeooo:rsid="00120b60" style:font-size-asian="13pt" style:font-size-complex="13pt"/>
    </style:style>
    <style:style style:name="T4" style:family="text">
      <style:text-properties fo:font-variant="normal" fo:text-transform="none" fo:color="#212121" loext:opacity="100%" style:font-name="Inter" fo:font-size="13pt" fo:letter-spacing="normal" fo:font-style="normal" fo:font-weight="normal" officeooo:rsid="0017f1ff" style:font-size-asian="13pt" style:font-size-complex="13pt"/>
    </style:style>
    <style:style style:name="T5" style:family="text">
      <style:text-properties fo:font-variant="normal" fo:text-transform="none" fo:color="#212121" loext:opacity="100%" style:font-name="Inter" fo:font-size="13pt" fo:letter-spacing="normal" fo:font-style="normal" fo:font-weight="normal" officeooo:rsid="002155db" style:font-size-asian="13pt" style:font-size-complex="13pt"/>
    </style:style>
    <style:style style:name="T6" style:family="text">
      <style:text-properties fo:font-variant="normal" fo:text-transform="none" fo:color="#212121" loext:opacity="100%" style:font-name="Inter" fo:font-size="13pt" fo:letter-spacing="normal" fo:font-style="normal" fo:font-weight="normal" officeooo:rsid="00262fc9" style:font-size-asian="13pt" style:font-size-complex="13pt"/>
    </style:style>
    <style:style style:name="T7" style:family="text">
      <style:text-properties style:font-name="IBMPlexMono," fo:font-weight="normal"/>
    </style:style>
    <style:style style:name="T8" style:family="text">
      <style:text-properties fo:color="#a31515" loext:opacity="100%" style:font-name="IBMPlexMono," fo:font-weight="normal"/>
    </style:style>
    <style:style style:name="T9" style:family="text">
      <style:text-properties fo:color="#a31515" loext:opacity="100%" style:font-name="IBMPlexMono," fo:font-weight="normal" officeooo:rsid="000da8b2"/>
    </style:style>
    <style:style style:name="T10" style:family="text">
      <style:text-properties fo:color="#a31515" loext:opacity="100%" style:font-name="IBMPlexMono," fo:font-weight="normal" officeooo:rsid="000db343"/>
    </style:style>
    <style:style style:name="T11" style:family="text">
      <style:text-properties fo:color="#a31515" loext:opacity="100%" style:font-name="IBMPlexMono," fo:font-weight="normal" officeooo:rsid="00102a67"/>
    </style:style>
    <style:style style:name="T12" style:family="text">
      <style:text-properties fo:color="#0451a5" loext:opacity="100%" style:font-name="IBMPlexMono," fo:font-weight="normal"/>
    </style:style>
    <style:style style:name="T13" style:family="text">
      <style:text-properties fo:color="#0451a5" loext:opacity="100%" style:font-name="IBMPlexMono," fo:font-weight="normal" officeooo:rsid="000da8b2"/>
    </style:style>
    <style:style style:name="T14" style:family="text">
      <style:text-properties fo:color="#0451a5" loext:opacity="100%" style:font-name="IBMPlexMono," fo:font-weight="normal" officeooo:rsid="00102a67"/>
    </style:style>
    <style:style style:name="T15" style:family="text">
      <style:text-properties fo:color="#0451a5" loext:opacity="100%" style:font-name="IBMPlexMono," fo:font-weight="normal" officeooo:rsid="00181307"/>
    </style:style>
    <style:style style:name="T16" style:family="text">
      <style:text-properties officeooo:rsid="0012ce85"/>
    </style:style>
    <style:style style:name="T17" style:family="text">
      <style:text-properties officeooo:rsid="0017f1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etodos para o Postman</text:p>
      <text:p text:style-name="P19"/>
      <text:p text:style-name="P20">Os parâmetros vão variar de acordo com o que o Dev desenvolver.</text:p>
      <text:p text:style-name="P17"><text:s text:c="9"/>O Endpoint será fornecido pelo dev</text:p>
      <text:p text:style-name="P17"/>
      <text:p text:style-name="P3">Get- <text:s/><text:span text:style-name="T16">Pesquisar geral</text:span></text:p>
      <text:p text:style-name="P1"/>
      <text:p text:style-name="P32"><text:span text:style-name="T1">URL-Base mais ID</text:span></text:p>
      <text:p text:style-name="P1"/>
      <text:p text:style-name="P3">Get <text:s/>- <text:span text:style-name="T16">Pesquisar </text:span>com condição</text:p>
      <text:p text:style-name="P1"/>
      <text:p text:style-name="P1"><text:span text:style-name="T6">URL Base</text:span><text:span text:style-name="T1"> (Falta colocar a porta e </text:span><text:span text:style-name="T6">parâmetros</text:span><text:span text:style-name="T1">)</text:span></text:p>
      <text:p text:style-name="P25"/>
      <text:p text:style-name="P26"><text:s/></text:p>
      <text:p text:style-name="P25"/>
      <text:p text:style-name="P21"><text:span text:style-name="T4"/></text:p>
      <text:p text:style-name="P25"/>
      <text:p text:style-name="P4">Post – <text:span text:style-name="T16">Cadastrar Categoria</text:span></text:p>
      <text:p text:style-name="P1"/>
      <text:p text:style-name="P1"><text:span text:style-name="T6">URL Base</text:span><text:span text:style-name="T1"> </text:span><text:span text:style-name="T2">(Falta a porta </text:span><text:span text:style-name="T6">e os parâmetros</text:span><text:span text:style-name="T2">)</text:span></text:p>
      <text:p text:style-name="P1"/>
      <text:p text:style-name="P27">Body:</text:p>
      <text:p text:style-name="P6"> <text:span text:style-name="T7">{</text:span></text:p>
      <text:p text:style-name="P11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4">Calçadp</text:span><text:span text:style-name="T12">"</text:span><text:span text:style-name="T7">,</text:span></text:p>
      <text:p text:style-name="P11">               </text:p>
      <text:p text:style-name="P11">                 <text:span text:style-name="T8">"id"</text:span><text:span text:style-name="T7">: </text:span><text:span text:style-name="T12">""</text:span></text:p>
      <text:p text:style-name="P11"> <text:span text:style-name="T7">}</text:span></text:p>
      <text:p text:style-name="P16">Repetindo o nome já cadastrado</text:p>
      <text:p text:style-name="P16"/>
      <text:p text:style-name="P8"> <text:span text:style-name="T7">{</text:span></text:p>
      <text:p text:style-name="P13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4">Calçadp</text:span><text:span text:style-name="T12">"</text:span><text:span text:style-name="T7">,</text:span></text:p>
      <text:p text:style-name="P13">               </text:p>
      <text:p text:style-name="P13">                 <text:span text:style-name="T8">"id"</text:span><text:span text:style-name="T7">: </text:span><text:span text:style-name="T12">""</text:span></text:p>
      <text:p text:style-name="P13"> <text:span text:style-name="T7">}</text:span></text:p>
      <text:p text:style-name="P22">Somente caracteres:</text:p>
      <text:p text:style-name="P22"/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5">$$##@@##</text:span><text:span text:style-name="T12">"</text:span><text:span text:style-name="T7">,</text:span></text:p>
      <text:p text:style-name="P12">               </text:p>
      <text:p text:style-name="P12">                 <text:span text:style-name="T8">"id"</text:span><text:span text:style-name="T7">: </text:span><text:span text:style-name="T12">""</text:span></text:p>
      <text:p text:style-name="P12"> <text:span text:style-name="T7">}</text:span></text:p>
      <text:p text:style-name="P28">Somente números</text:p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5">88776655</text:span><text:span text:style-name="T12">"</text:span><text:span text:style-name="T7">,</text:span></text:p>
      <text:p text:style-name="P12">               </text:p>
      <text:p text:style-name="P12"><text:soft-page-break/>                 <text:span text:style-name="T8">"id"</text:span><text:span text:style-name="T7">: </text:span><text:span text:style-name="T12">""</text:span></text:p>
      <text:p text:style-name="P30"> }</text:p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Excedendo o limite de caracteres:</text:p>
      <text:p text:style-name="P22"/>
      <text:p text:style-name="P7"> <text:span text:style-name="T7">{</text:span></text:p>
      <text:p text:style-name="P12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4">dddddddddddddddddddddddddddddghhtfjfukfkjgsgnghsfhghsfsfgshdjdghdgjdgjfgjlhç~jolkfghsfgsrggsfgdfdgfsgerrewsdsdwdssdweeesdsdssewwr</text:span><text:span text:style-name="T12">"</text:span><text:span text:style-name="T7">,</text:span></text:p>
      <text:p text:style-name="P12">               </text:p>
      <text:p text:style-name="P12">                 <text:span text:style-name="T8">"id"</text:span><text:span text:style-name="T7">: </text:span><text:span text:style-name="T12">""</text:span></text:p>
      <text:p text:style-name="P12"> <text:span text:style-name="T7">}</text:span></text:p>
      <text:p text:style-name="P3">Put – <text:span text:style-name="T16">Editar a categoria</text:span></text:p>
      <text:p text:style-name="P3"/>
      <text:p text:style-name="P5"/>
      <text:p text:style-name="P1"><text:span text:style-name="T6">URL -Base</text:span><text:span text:style-name="T1">: (Falta a porta e </text:span><text:span text:style-name="T6">Parâmetros</text:span><text:span text:style-name="T1">)</text:span></text:p>
      <text:p text:style-name="P25"/>
      <text:p text:style-name="P27">Body:</text:p>
      <text:p text:style-name="P6"> <text:span text:style-name="T7">{</text:span></text:p>
      <text:p text:style-name="P11">                <text:span text:style-name="T8">"</text:span><text:span text:style-name="T10">Atualiza</text:span><text:span text:style-name="T9">r Categoria</text:span><text:span text:style-name="T8">"</text:span><text:span text:style-name="T7">: </text:span><text:span text:style-name="T12">"</text:span><text:span text:style-name="T13">Roupa”</text:span></text:p>
      <text:p text:style-name="P11">                 <text:span text:style-name="T8">"id"</text:span><text:span text:style-name="T7">: </text:span><text:span text:style-name="T12">"</text:span><text:span text:style-name="T13">123</text:span><text:span text:style-name="T12">"</text:span></text:p>
      <text:p text:style-name="P11"> <text:span text:style-name="T7">}</text:span></text:p>
      <text:p text:style-name="P1"/>
      <text:p text:style-name="P1"/>
      <text:p text:style-name="P23">Excedendo o limite de caracteres:</text:p>
      <text:p text:style-name="P23"/>
      <text:p text:style-name="P9"> <text:span text:style-name="T7">{</text:span></text:p>
      <text:p text:style-name="P14">         <text:span text:style-name="T8">"</text:span><text:span text:style-name="T9">Categoria</text:span><text:span text:style-name="T8">"</text:span><text:span text:style-name="T7">: </text:span><text:span text:style-name="T12">"</text:span><text:span text:style-name="T14">dddddddddddddddddddddddddddddghhtfjfukfkjgsgnghsfhghsfsfgshdjdghdgjdgjfgjlhç~jolkfghsfgsrggsfgdfdgfsgerrewsdsdwdssdweeesdsdssewwr</text:span><text:span text:style-name="T12">"</text:span><text:span text:style-name="T7">,</text:span></text:p>
      <text:p text:style-name="P14">               </text:p>
      <text:p text:style-name="P14">                 <text:span text:style-name="T8">"id"</text:span><text:span text:style-name="T7">: </text:span><text:span text:style-name="T12">""</text:span></text:p>
      <text:p text:style-name="P14"> <text:span text:style-name="T7">}</text:span></text:p>
      <text:p text:style-name="P24">Somente caracteres:</text:p>
      <text:p text:style-name="P24"/>
      <text:p text:style-name="P10"> <text:span text:style-name="T7">{</text:span></text:p>
      <text:p text:style-name="P15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5">$$##@@##</text:span><text:span text:style-name="T12">"</text:span><text:span text:style-name="T7">,</text:span></text:p>
      <text:p text:style-name="P15">               </text:p>
      <text:p text:style-name="P15">                 <text:span text:style-name="T8">"id"</text:span><text:span text:style-name="T7">: </text:span><text:span text:style-name="T12">""</text:span></text:p>
      <text:p text:style-name="P15"> <text:span text:style-name="T7">}</text:span></text:p>
      <text:p text:style-name="P31"><text:soft-page-break/></text:p>
      <text:p text:style-name="P31"/>
      <text:p text:style-name="P31"/>
      <text:p text:style-name="P29">Somente números</text:p>
      <text:p text:style-name="P10"> <text:span text:style-name="T7">{</text:span></text:p>
      <text:p text:style-name="P15">                <text:span text:style-name="T8">"</text:span><text:span text:style-name="T11">Categoria</text:span><text:span text:style-name="T8">"</text:span><text:span text:style-name="T7">: </text:span><text:span text:style-name="T12">"</text:span><text:span text:style-name="T15">88776655</text:span><text:span text:style-name="T12">"</text:span><text:span text:style-name="T7">,</text:span></text:p>
      <text:p text:style-name="P15">               </text:p>
      <text:p text:style-name="P15">                 <text:span text:style-name="T8">"id"</text:span><text:span text:style-name="T7">: </text:span><text:span text:style-name="T12">""</text:span></text:p>
      <text:p text:style-name="P31"> 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elete- <text:span text:style-name="T16">Deletar a Categoria</text:span></text:p>
      <text:p text:style-name="P2"><text:span text:style-name="T1"/></text:p>
      <text:p text:style-name="P2"><text:span text:style-name="T6">URL - Base</text:span><text:span text:style-name="T1">: </text:span><text:span text:style-name="T3">(Falta a porta e </text:span><text:span text:style-name="T6">parâmetros</text:span><text:span text:style-name="T3">)</text:span></text:p>
      <text:p text:style-name="P3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5:31:53.592000000</meta:creation-date>
    <dc:date>2023-05-29T14:29:22.488000000</dc:date>
    <meta:editing-duration>PT1H47M8S</meta:editing-duration>
    <meta:editing-cycles>22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67" meta:word-count="155" meta:character-count="1593" meta:non-whitespace-character-count="1054"/>
  </office:meta>
</office:document-meta>
</file>